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62626" style:font-name="Times-Roman" fo:font-size="13pt" style:font-name-asian="ArialMT" style:font-size-asian="13pt" style:font-name-complex="ArialMT" style:font-size-complex="13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fo:color="#262626" style:font-name="Times-Roman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fo:color="#262626" style:font-name="Times-Roman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1" style:family="text">
      <style:text-properties fo:color="#1f1f1f" style:font-name="Times-Roman" fo:font-size="16pt" style:font-name-asian="Times-Roman" style:font-size-asian="16pt" style:font-name-complex="Times-Roman" style:font-size-complex="16pt"/>
    </style:style>
    <style:style style:name="T2" style:family="text">
      <style:text-properties fo:color="#1f1f1f" fo:font-size="16pt" style:font-name-asian="Times-Roman" style:font-size-asian="16pt" style:font-name-complex="Times-Roman" style:font-size-complex="16pt"/>
    </style:style>
    <style:style style:name="T3" style:family="text">
      <style:text-properties fo:color="#1f1f1f" style:font-name-asian="Times-Roman" style:font-name-complex="Times-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Buzzcut Season</text:p>
      <text:p text:style-name="P3">by Lorde</text:p>
      <text:p text:style-name="P1">I remember when your head caught flame, </text:p>
      <text:p text:style-name="P1">It kissed your scalp and caressed your brain, </text:p>
      <text:p text:style-name="P1">Well you laughed, baby it's okay, </text:p>
      <text:p text:style-name="P1">It's buzzcut season anyway </text:p>
      <text:p text:style-name="P1"><text:span text:style-name="T3">(Well you laughed, baby it's okay)</text:span></text:p>
      <text:p text:style-name="P1"> Explosions on TV And all the girls with heads inside a dream, </text:p>
      <text:p text:style-name="P1">So now we live beside the pool, </text:p>
      <text:p text:style-name="P1">Where everything is good  We ride the bus with the knees pulled in, </text:p>
      <text:p text:style-name="P1">People should see how we're living. </text:p>
      <text:p text:style-name="P1">Shut my eyes to the song that plays. </text:p>
      <text:p text:style-name="P1">Sometimes this has a hot, sweet taste  The men up on the news, </text:p>
      <text:p text:style-name="P1">They try to tell us all that we will lose, </text:p>
      <text:p text:style-name="P1">But it's so easy in this blue, </text:p>
      <text:p text:style-name="P1">Where everything is good  And I'll never go home again (Place the call, feel it start), </text:p>
      <text:p text:style-name="P1">favourite friend, </text:p>
      <text:p text:style-name="P1">And nothing's wrong when nothing's true. </text:p>
      <text:p text:style-name="P1">I live in a hologram with you  We're all the things that we do for fun, </text:p>
      <text:p text:style-name="P1">(And I'll breathe, and it goes),</text:p>
      <text:p text:style-name="P1">play along. </text:p>
      <text:p text:style-name="P1">Make believe its hyperreal, </text:p>
      <text:p text:style-name="P1">But I live in a hologram with you.  Cola with the burnt out taste, </text:p>
      <text:p text:style-name="P1">I'm the one you tell your fears to. </text:p>
      <text:p text:style-name="P1">There'll never be enough of us</text:p>
      <text:p text:style-name="P1"> Explosions on TV And all the girls with heads inside a dream, </text:p>
      <text:p text:style-name="P1">So now we live beside the pool, </text:p>
      <text:p text:style-name="P1">Where everything is good </text:p>
      <text:p text:style-name="P1">And I'll never go home again (Place the call, feel it start), </text:p>
      <text:p text:style-name="P1">favourite friend, </text:p>
      <text:p text:style-name="P1">And nothing's wrong when nothing's true. </text:p>
      <text:p text:style-name="P1">I live in a hologram with you  We're all the things that we do for fun, </text:p>
      <text:p text:style-name="P1">(And I'll breathe, and it goes),</text:p>
      <text:p text:style-name="P1">play along. </text:p>
      <text:p text:style-name="P1">Make believe its hyperreal, </text:p>
      <text:p text:style-name="P1">But I live in a hologram with you.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dora White</meta:initial-creator>
    <meta:creation-date>2014-01-03T09:18:03</meta:creation-date>
    <meta:document-statistic meta:table-count="0" meta:image-count="0" meta:object-count="0" meta:page-count="1" meta:paragraph-count="36" meta:word-count="270" meta:character-count="1420"/>
    <dc:date>2014-01-03T09:31:40</dc:date>
    <dc:creator>Isadora White</dc:creator>
    <meta:editing-duration>PT13M38S</meta:editing-duration>
    <meta:editing-cycles>1</meta:editing-cycles>
    <meta:generator>OpenOffice.org/3.4.1$Unix OpenOffice.org_project/341m1$Build-9593</meta:generator>
  </office:meta>
</office:document-meta>
</file>